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ManagerImpl.getChildNodes( NodeEntry parent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ManagerImpl.getChildProperties( NodeEntry parent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ManagerImpl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Impl.created( Item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ManagerImpl.createPropertyInstance( Property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ManagerImpl.statusChanged( ItemState state , int previous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ManagerImpl.hasChildProperties( NodeEntry parent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mManagerImpl.itemExists( ItemState item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ManagerImpl.getItem( HierarchyEntry hierarchy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temManagerImpl.itemExists( HierarchyEntry hierarchy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ManagerImpl.createNodeInstance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Impl.getNode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ManagerImpl.nodeExists( 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ManagerImpl.propertyExists( 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ManagerImpl.getProperty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ManagerImpl.ItemManagerImpl( HierarchyManager hierMgr , SessionImpl session , Item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ManagerImpl.hasChildNodes( NodeEntry parent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